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7" style:family="paragraph" style:parent-style-name="Standard">
      <style:paragraph-properties fo:text-align="center" style:justify-single-word="false"/>
      <style:text-properties officeooo:rsid="0019c19a" officeooo:paragraph-rsid="0019c19a"/>
    </style:style>
    <style:style style:name="P8" style:family="paragraph" style:parent-style-name="Standard">
      <style:text-properties officeooo:rsid="001adc4b" officeooo:paragraph-rsid="001adc4b"/>
    </style:style>
    <style:style style:name="P9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0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Standard">
      <style:text-properties officeooo:rsid="001c1fbb" officeooo:paragraph-rsid="001c1fbb"/>
    </style:style>
    <style:style style:name="P14" style:family="paragraph" style:parent-style-name="Standard">
      <style:text-properties officeooo:rsid="00167792" officeooo:paragraph-rsid="00167792"/>
    </style:style>
    <style:style style:name="P15" style:family="paragraph" style:parent-style-name="Standard">
      <style:text-properties officeooo:rsid="00167792" officeooo:paragraph-rsid="001c1fbb"/>
    </style:style>
    <style:style style:name="P16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9c19a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c1fbb" style:font-weight-asian="bold"/>
    </style:style>
    <style:style style:name="T5" style:family="text">
      <style:text-properties officeooo:rsid="00184ce7"/>
    </style:style>
    <style:style style:name="T6" style:family="text">
      <style:text-properties officeooo:rsid="0019c19a"/>
    </style:style>
    <style:style style:name="T7" style:family="text">
      <style:text-properties officeooo:rsid="001adc4b"/>
    </style:style>
    <style:style style:name="T8" style:family="text">
      <style:text-properties officeooo:rsid="001c1fbb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Laboratori<text:span text:style-name="T8">o 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9" text:outline-level="3">Nombre</text:h>
          </table:table-cell>
          <table:table-cell table:style-name="Tabla1.A1" table:number-columns-spanned="3" office:value-type="string">
            <text:h text:style-name="P9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14">Revisar caso de uso <text:span text:style-name="T8">buscar fecha </text:span></text:p>
            <text:p text:style-name="P15">Revisar caso de uso <text:span text:style-name="T8">buscar nombre</text:span>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15"><text:span text:style-name="T8">C</text:span>aso de uso <text:span text:style-name="T8">buscar fecha </text:span></text:p>
            <text:p text:style-name="P15"><text:span text:style-name="T8">C</text:span>aso de uso <text:span text:style-name="T8">buscar nombre</text:span>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P8"><text:s text:c="12"/><text:span text:style-name="T8">Diseño de los casos de uso, por lo que se da como completo el caso de uso buscar por fecha y el caso de uso buscar por nombre</text:span></text:p>
            <text:p text:style-name="Standard">No se aprueba:</text:p>
            <text:p text:style-name="Standard"><text:s text:c="11"/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0" text:outline-level="3">Actividad(es)</text:h>
          </table:table-cell>
          <table:table-cell table:style-name="Tabla1.A1" office:value-type="string">
            <text:h text:style-name="P10" text:outline-level="3">Fecha Comprometida</text:h>
          </table:table-cell>
          <table:table-cell table:style-name="Tabla1.A1" office:value-type="string">
            <text:h text:style-name="P10" text:outline-level="3">Responsable(s)</text:h>
          </table:table-cell>
          <table:table-cell table:style-name="Tabla1.A1" office:value-type="string">
            <text:h text:style-name="P10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6">Avances en el desarrollo <text:soft-page-break/>de software</text:p>
          </table:table-cell>
          <table:table-cell table:style-name="Tabla1.A1" office:value-type="string">
            <text:p text:style-name="P4">-</text:p>
          </table:table-cell>
          <table:table-cell table:style-name="Tabla1.A1" office:value-type="string">
            <text:p text:style-name="P6"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19">
          <table:table-cell table:style-name="Tabla1.A5" office:value-type="string">
            <text:p text:style-name="P7"><text:s/><text:span text:style-name="T7">Gestión de procucción</text:span></text:p>
          </table:table-cell>
          <table:table-cell table:style-name="Tabla1.A5" office:value-type="string">
            <text:p text:style-name="P6">-</text:p>
          </table:table-cell>
          <table:table-cell table:style-name="Tabla1.A5" office:value-type="string">
            <text:p text:style-name="P6">Team</text:p>
          </table:table-cell>
          <table:table-cell table:style-name="Tabla1.A5" office:value-type="string">
            <text:p text:style-name="P4"/>
          </table:table-cell>
        </table:table-row>
      </table:table>
      <text:h text:style-name="P11" text:outline-level="2">Fecha de próxima reunión</text:h>
      <text:p text:style-name="P13">Se asignará con el trancurso de la semana, por el viaje a sus ciudades de los integrantes del grupo con objetivo de celebrar las fiestas de fin de añ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c1fbb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T4" style:family="text">
      <style:text-properties fo:color="#000000" fo:font-weight="bold" officeooo:rsid="0019c19a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9</text:span><text:span text:style-name="MT1">/</text:span><text:span text:style-name="MT3">1</text:span><text:span text:style-name="MT4">2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7</meta:editing-cycles>
    <meta:creation-date>2018-10-06T11:07:00</meta:creation-date>
    <dc:date>2019-03-07T23:54:21.534440928</dc:date>
    <meta:editing-duration>PT2H46M9S</meta:editing-duration>
    <meta:generator>LibreOffice/6.0.3.2$Linux_X86_64 LibreOffice_project/00m0$Build-2</meta:generator>
    <meta:document-statistic meta:table-count="1" meta:image-count="0" meta:object-count="0" meta:page-count="2" meta:paragraph-count="44" meta:word-count="156" meta:character-count="959" meta:non-whitespace-character-count="81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